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</text:p>
      <text:p text:style-name="P1"><text:span text:style-name="T1">Menu hover: </text:span></text:p>
      <text:p text:style-name="P1"/>
      <text:p text:style-name="P1">Edge</text:p>
      <text:p text:style-name="P1"><text:span text:style-name="T1">Menu hover: NO?</text:span></text:p>
      <text:p text:style-name="P1"/>
      <text:p text:style-name="P1">Firefox</text:p>
      <text:p text:style-name="P1"><text:span text:style-name="T1">Menu hover: </text:span></text:p>
      <text:p text:style-name="P1"/>
      <text:p text:style-name="P1">Chrome</text:p>
      <text:p text:style-name="P1"><text:span text:style-name="T1">Menu hover: YES</text:span></text:p>
      <text:p text:style-name="P1"/>
      <text:p text:style-name="P1">Safari</text:p>
      <text:p text:style-name="P1"><text:span text:style-name="T1">Menu hover: YES?</text:span></text:p>
      <text:p text:style-name="P1"/>
      <text:p text:style-name="P1">Opera</text:p>
      <text:p text:style-name="P1"><text:span text:style-name="T1">Menu hover: </text:span></text:p>
      <text:p text:style-name="P1"/>
      <text:p text:style-name="P1">Android Mobile</text:p>
      <text:p text:style-name="P1"><text:span text:style-name="T1">Menu hover: </text:span></text:p>
      <text:p text:style-name="P1"/>
      <text:p text:style-name="P1">Opera Mobile</text:p>
      <text:p text:style-name="P1"><text:span text:style-name="T1">Menu hover: </text:span></text:p>
      <text:p text:style-name="P1"/>
      <text:p text:style-name="P1">Chrome For Android</text:p>
      <text:p text:style-name="P1"><text:span text:style-name="T1">Menu hover: </text:span></text:p>
      <text:p text:style-name="P1"/>
      <text:p text:style-name="P1">Firefox For Android</text:p>
      <text:p text:style-name="P1"><text:span text:style-name="T1">Menu hover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5S</meta:editing-duration>
    <meta:editing-cycles>8</meta:editing-cycles>
    <meta:generator>OpenOffice/4.1.6$Win32 OpenOffice.org_project/416m1$Build-9790</meta:generator>
    <dc:date>2019-10-15T16:41:39.80</dc:date>
    <dc:creator>Kristian Wang</dc:creator>
    <meta:document-statistic meta:table-count="0" meta:image-count="0" meta:object-count="0" meta:page-count="1" meta:paragraph-count="20" meta:word-count="39" meta:character-count="223"/>
    <meta:user-defined meta:name="Info 1"/>
    <meta:user-defined meta:name="Info 2"/>
    <meta:user-defined meta:name="Info 3"/>
    <meta:user-defined meta:name="Info 4"/>
  </office:meta>
</office:document-meta>
</file>